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Info.LockInfo( Scope scope , Type type , String owner , long timeout , boolean isDee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kInf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fo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fo.get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fo.setScope( 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fo.isRefresh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fo.LockInfo( Element liElement , long timeout , boolean isDee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ockInfo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fo.s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fo.toXml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kInfo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fo.LockInfo(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